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89e7" officeooo:paragraph-rsid="000389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etokantasovell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13:01:15.311715694</meta:creation-date>
    <dc:date>2015-09-04T13:01:51.478999671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8" meta:non-whitespace-character-count="18"/>
    <meta:generator>LibreOffice/4.2.8.2$Linux_X86_64 LibreOffice_project/420m0$Build-2</meta:generator>
  </office:meta>
</office:document-meta>
</file>